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open sans" svg:font-family="'open sans', 'dejavu sans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P2" style:family="paragraph" style:parent-style-name="Text_20_body" style:list-style-name="L2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000000" style:font-name="open sans" fo:font-size="12pt" fo:letter-spacing="normal" fo:font-style="normal" fo:font-weight="bold"/>
    </style:style>
    <style:style style:name="T1" style:family="text">
      <style:text-properties fo:font-variant="normal" fo:text-transform="none" fo:color="#666666" style:text-line-through-style="none" style:text-line-through-type="none" style:font-name="open sans" fo:font-size="10.5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4477ff" style:text-line-through-style="none" style:text-line-through-type="none" style:font-name="open sans" fo:font-size="10.5pt" fo:letter-spacing="normal" fo:font-style="normal" style:text-underline-style="none" fo:font-weight="normal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Protocol_dependencies"/>Protocol dependencies</text:h>
      <text:list xml:id="list2219046501" text:style-name="L1">
        <text:list-item>
          <text:p text:style-name="P1"><text:bookmark text:name="line-21"/><text:bookmark text:name="line-22"/><text:a xlink:type="simple" xlink:href="https://wiki.wireshark.org/HCI_H4" text:style-name="Internet_20_link" text:visited-style-name="Visited_20_Internet_20_Link"><text:span text:style-name="T1">HCI_H4</text:span></text:a><text:span text:style-name="T2">: This is not a protocol but more an encapsulation format that wireshark implements.</text:span><text:bookmark text:name="line-23"/><text:bookmark text:name="line-24"/></text:p>
        </text:list-item>
      </text:list>
      <text:p text:style-name="P3">At the lowest layer implemented in Wireshark, Bluetooth consists of 4 different types of frames:<text:bookmark text:name="line-25"/></text:p>
      <text:list xml:id="list2149549109" text:style-name="L2">
        <text:list-item>
          <text:p text:style-name="P2"><text:a xlink:type="simple" xlink:href="https://wiki.wireshark.org/BTHCI_ACL" text:style-name="Internet_20_link" text:visited-style-name="Visited_20_Internet_20_Link"><text:span text:style-name="T3">BTHCI_ACL</text:span></text:a><text:span text:style-name="T2">: Asynchronous Connectionless traffic. (data)</text:span><text:bookmark text:name="line-26"/></text:p>
        </text:list-item>
        <text:list-item>
          <text:p text:style-name="P2"><text:a xlink:type="simple" xlink:href="https://wiki.wireshark.org/BTHCI_SCO" text:style-name="Internet_20_link" text:visited-style-name="Visited_20_Internet_20_Link"><text:span text:style-name="T1">BTHCI_SCO</text:span></text:a><text:span text:style-name="T2">: Synchronous Connection Oriented traffic. (voice)</text:span><text:bookmark text:name="line-27"/></text:p>
        </text:list-item>
        <text:list-item>
          <text:p text:style-name="P2"><text:a xlink:type="simple" xlink:href="https://wiki.wireshark.org/BTHCI_CMD" text:style-name="Internet_20_link" text:visited-style-name="Visited_20_Internet_20_Link"><text:span text:style-name="T1">BTHCI_CMD</text:span></text:a><text:span text:style-name="T2">: Commands</text:span><text:bookmark text:name="line-28"/></text:p>
        </text:list-item>
        <text:list-item>
          <text:p text:style-name="P2"><text:a xlink:type="simple" xlink:href="https://wiki.wireshark.org/BTHCI_EVT" text:style-name="Internet_20_link" text:visited-style-name="Visited_20_Internet_20_Link"><text:span text:style-name="T1">BTHCI_EVT</text:span></text:a><text:span text:style-name="T2">: Event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open sans" svg:font-family="'open sans', 'dejavu sans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4S</meta:editing-duration>
    <meta:editing-cycles>4</meta:editing-cycles>
    <meta:generator>LibreOffice/6.0.6.2$Windows_X86_64 LibreOffice_project/0c292870b25a325b5ed35f6b45599d2ea4458e77</meta:generator>
    <dc:date>2021-04-02T11:55:49.685000000</dc:date>
    <meta:document-statistic meta:table-count="0" meta:image-count="0" meta:object-count="0" meta:page-count="1" meta:paragraph-count="7" meta:word-count="51" meta:character-count="361" meta:non-whitespace-character-count="322"/>
    <meta:user-defined meta:name="Info 1"/>
    <meta:user-defined meta:name="Info 2"/>
    <meta:user-defined meta:name="Info 3"/>
    <meta:user-defined meta:name="Info 4"/>
  </office:meta>
</office:document-meta>
</file>